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Arial"/>
  </office:font-face-decls>
  <office:automatic-styles>
    <style:style style:name="P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paragraph-rsid="000adc6f"/>
    </style:style>
    <style:style style:name="P2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orphans="0" fo:text-indent="0cm" style:auto-text-indent="false"/>
      <style:text-properties fo:color="#6b7280" loext:opacity="100%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paragraph-rsid="0008e2ac"/>
    </style:style>
    <style:style style:name="P7" style:family="paragraph" style:parent-style-name="Text_20_body">
      <style:paragraph-properties fo:margin-top="0.212cm" fo:margin-bottom="0.247cm" style:contextual-spacing="false"/>
    </style:style>
    <style:style style:name="P8" style:family="paragraph" style:parent-style-name="Text_20_body">
      <style:paragraph-properties fo:margin-left="0cm" fo:margin-right="0cm" fo:margin-top="0.212cm" fo:margin-bottom="0.247cm" style:contextual-spacing="false" fo:text-indent="0cm" style:auto-text-indent="false"/>
    </style:style>
    <style:style style:name="P9" style:family="paragraph" style:parent-style-name="Preformatted_20_Text">
      <loext:graphic-properties draw:fill="solid" draw:fill-color="#111827" draw:opacity="100%"/>
      <style:paragraph-properties fo:margin-left="0cm" fo:margin-right="0cm" fo:margin-top="0.212cm" fo:margin-bottom="0.247cm" style:contextual-spacing="false" fo:text-indent="0cm" style:auto-text-indent="false" fo:background-color="#111827" fo:padding="0cm" fo:border="none"/>
    </style:style>
    <style:style style:name="P10" style:family="paragraph" style:parent-style-name="Preformatted_20_Text">
      <loext:graphic-properties draw:fill="solid" draw:fill-color="#111827" draw:opacity="100%"/>
      <style:paragraph-properties fo:margin-top="0.212cm" fo:margin-bottom="0.247cm" style:contextual-spacing="false" fo:background-color="#111827" fo:padding="0cm" fo:border="none"/>
    </style:style>
    <style:style style:name="P11" style:family="paragraph" style:parent-style-name="Text_20_body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officeooo:paragraph-rsid="0008e2ac"/>
    </style:style>
    <style:style style:name="P13" style:family="paragraph" style:parent-style-name="Text_20_body" style:list-style-name="L3">
      <style:paragraph-properties fo:margin-top="0cm" fo:margin-bottom="0cm" style:contextual-spacing="false"/>
      <style:text-properties officeooo:paragraph-rsid="0008e2ac"/>
    </style:style>
    <style:style style:name="P14" style:family="paragraph" style:parent-style-name="Text_20_body" style:list-style-name="L4">
      <style:paragraph-properties fo:margin-left="0cm" fo:margin-right="0cm" fo:margin-top="0.212cm" fo:margin-bottom="0.247cm" style:contextual-spacing="false" fo:text-indent="0cm" style:auto-text-indent="false"/>
    </style:style>
    <style:style style:name="P15" style:family="paragraph" style:parent-style-name="List_20_Heading" style:list-style-name="L4">
      <style:paragraph-properties fo:margin-left="0cm" fo:margin-right="0cm" fo:margin-top="0.212cm" fo:margin-bottom="0.247cm" style:contextual-spacing="false" fo:text-indent="0cm" style:auto-text-indent="false"/>
    </style:style>
    <style:style style:name="P16" style:family="paragraph" style:parent-style-name="List_20_Contents" style:list-style-name="L4">
      <style:paragraph-properties fo:margin-left="0cm" fo:margin-right="0cm" fo:margin-top="0.212cm" fo:margin-bottom="0.247cm" style:contextual-spacing="false" fo:text-indent="0cm" style:auto-text-indent="false"/>
    </style:style>
    <style:style style:name="P17" style:family="paragraph" style:parent-style-name="Preformatted_20_Text" style:list-style-name="L4">
      <loext:graphic-properties draw:fill="solid" draw:fill-color="#111827" draw:opacity="100%"/>
      <style:paragraph-properties fo:margin-left="1cm" fo:margin-right="0cm" fo:margin-top="0.212cm" fo:margin-bottom="0.247cm" style:contextual-spacing="false" fo:text-indent="0cm" style:auto-text-indent="false" fo:background-color="#111827" fo:padding="0cm" fo:border="none"/>
    </style:style>
    <style:style style:name="P18" style:family="paragraph" style:parent-style-name="Text_20_body">
      <style:paragraph-properties fo:margin-left="0cm" fo:margin-right="0cm" fo:margin-top="0.529cm" fo:margin-bottom="0.529cm" style:contextual-spacing="false" fo:text-indent="0cm" style:auto-text-indent="false"/>
    </style:style>
    <style:style style:name="P19" style:family="paragraph" style:parent-style-name="Text_20_body">
      <style:paragraph-properties fo:margin-left="0cm" fo:margin-right="0cm" fo:margin-top="0.212cm" fo:margin-bottom="0.476cm" style:contextual-spacing="false" fo:text-align="center" style:justify-single-word="false" fo:text-indent="0cm" style:auto-text-indent="false"/>
      <style:text-properties fo:font-weight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555555" loext:opacity="100%" style:font-name="system-ui" fo:font-size="14pt" fo:letter-spacing="normal" fo:font-style="normal" fo:font-weight="normal" loext:padding="0cm" loext:border="none"/>
    </style:style>
    <style:style style:name="T1" style:family="text">
      <style:text-properties fo:color="#6b7280" loext:opacity="100%" fo:background-color="#ffffff" loext:char-shading-value="0" loext:padding="0cm" loext:border="none"/>
    </style:style>
    <style:style style:name="T2" style:family="text">
      <style:text-properties fo:color="#e5e7eb" loext:opacity="100%" fo:font-family="ui-monospace, SFMono-Regular, Menlo, Consolas, 'Liberation Mono', monospace"/>
    </style:style>
    <style:style style:name="T3" style:family="text">
      <style:text-properties fo:color="#e5e7eb" loext:opacity="100%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animacionesybootstrap.netlify.app/test" text:style-name="Internet_20_link" text:visited-style-name="Visited_20_Internet_20_Link">https://animacionesybootstrap.netlify.app/test</text:a></text:p>
      <text:h text:style-name="P2" text:outline-level="1">Quiz Web · 60 preguntas</text:h>
      <text:p text:style-name="P3">HTML · CSS · Bootstrap · Formularios · Grid · Flexbox · Selectores</text:p>
      <text:p text:style-name="P4">Selecciona una opción por pregunta. Pulsa <text:span text:style-name="Strong_20_Emphasis">Corregir</text:span> para ver aciertos (verde) y errores (rojo). Tras corregir, puedes desplegar la explicación y ver <text:span text:style-name="Emphasis">trozos de código</text:span> prácticos.</text:p>
      <text:p text:style-name="P5"><text:span text:style-name="T1">3 opciones · 1 correctaExplicación con </text:span><text:span text:style-name="Source_20_Text"><text:span text:style-name="T1">&lt;details&gt;</text:span></text:span><text:span text:style-name="T1"> + códigoTemas mixtos (nivel inicial)</text:span></text:p>
      <text:section text:style-name="Sect1" text:name="quiz">
        <text:p text:style-name="P5">1. ¿Qué declaración activa el modo estándares en HTML5?</text:p>
        <text:list text:style-name="L1">
          <text:list-item>
            <text:p text:style-name="P6">&lt;!DOCTYPE html&gt;</text:p>
          </text:list-item>
          <text:list-item>
            <text:p text:style-name="P6">&lt;doctype html5&gt;</text:p>
          </text:list-item>
          <text:list-item>
            <text:p text:style-name="P6">&lt;!HTML5&gt;</text:p>
          </text:list-item>
        </text:list>
        <text:p text:style-name="P7">Ver explicación</text:p>
        <text:p text:style-name="P8">Coloca el doctype al inicio del documento para evitar el modo quirks y activar el motor moderno del navegador.</text:p>
        <text:p text:style-name="P9"><text:span text:style-name="Source_20_Text"><text:span text:style-name="T2">&lt;!DOCTYPE html&gt;</text:span></text:span></text:p>
        <text:p text:style-name="P10"><text:span text:style-name="Source_20_Text"><text:span text:style-name="T2">&lt;html lang="es"&gt;</text:span></text:span></text:p>
        <text:p text:style-name="P10"><text:span text:style-name="Source_20_Text"><text:span text:style-name="T2">&lt;head&gt;...</text:span></text:span></text:p>
        <text:p text:style-name="P11">2. ¿Qué etiqueta define el contenido principal único de la página?</text:p>
        <text:list text:style-name="L2">
          <text:list-item>
            <text:p text:style-name="P12">&lt;main&gt;</text:p>
          </text:list-item>
          <text:list-item>
            <text:p text:style-name="P12">&lt;section&gt;</text:p>
          </text:list-item>
          <text:list-item>
            <text:p text:style-name="P12">&lt;article&gt;</text:p>
          </text:list-item>
        </text:list>
        <text:p text:style-name="P8">Ver explicación</text:p>
        <text:p text:style-name="P8">envuelve el contenido central único. No debe repetirse./son partes temáticas, sí pueden repetirse.</text:p>
        <text:p text:style-name="P9"><text:span text:style-name="Source_20_Text"><text:span text:style-name="T2">&lt;main&gt;</text:span></text:span></text:p>
        <text:p text:style-name="P10"><text:span text:style-name="Source_20_Text"><text:span text:style-name="T3"><text:s text:c="2"/></text:span></text:span><text:span text:style-name="Source_20_Text"><text:span text:style-name="T2">&lt;h1&gt;Título de la página&lt;/h1&gt;</text:span></text:span></text:p>
        <text:p text:style-name="P10"><text:span text:style-name="Source_20_Text"><text:span text:style-name="T3"><text:s text:c="2"/></text:span></text:span><text:span text:style-name="Source_20_Text"><text:span text:style-name="T2">&lt;p&gt;Contenido principal...&lt;/p&gt;</text:span></text:span></text:p>
        <text:p text:style-name="P10"><text:span text:style-name="Source_20_Text"><text:span text:style-name="T2">&lt;/main&gt;</text:span></text:span></text:p>
        <text:p text:style-name="P11">3. ¿Qué atributo marca un texto alternativo en imágenes?</text:p>
        <text:list text:style-name="L3">
          <text:list-item>
            <text:p text:style-name="P13">Alt</text:p>
          </text:list-item>
          <text:list-item>
            <text:p text:style-name="P13">title</text:p>
          </text:list-item>
          <text:list-item>
            <text:p text:style-name="P13">aria-label</text:p>
          </text:list-item>
        </text:list>
        <text:p text:style-name="P8">Ver explicación</text:p>
        <text:p text:style-name="P8">El alt describe la imagen cuando no carga o para lectores de pantalla. Es obligatorio en imágenes relevantes.</text:p>
        <text:p text:style-name="P9"><text:span text:style-name="Source_20_Text"><text:span text:style-name="T2">&lt;img src="foto.jpg" alt="Retrato de perfil"&gt;</text:span></text:span></text:p>
        <text:p text:style-name="P11"><text:soft-page-break/>4. ¿Qué etiqueta semántica es adecuada para el pie global?</text:p>
        <text:p text:style-name="P5">&lt;footer&gt;&lt;aside&gt;&lt;nav&gt;</text:p>
        <text:p text:style-name="P8">Ver explicación</text:p>
        <text:p text:style-name="P8">es el pie del documento o de una sección.aloja enlaces de navegación;contenido complementario.</text:p>
        <text:p text:style-name="P9"><text:span text:style-name="Source_20_Text"><text:span text:style-name="T2">&lt;footer&gt;</text:span></text:span></text:p>
        <text:p text:style-name="P10"><text:span text:style-name="Source_20_Text"><text:span text:style-name="T3"><text:s text:c="2"/></text:span></text:span><text:span text:style-name="Source_20_Text"><text:span text:style-name="T2">© 2025 Mi Sitio · Aviso legal</text:span></text:span></text:p>
        <text:p text:style-name="P10"><text:span text:style-name="Source_20_Text"><text:span text:style-name="T2">&lt;/footer&gt;</text:span></text:span></text:p>
        <text:p text:style-name="P11">5. ¿Qué elemento agrupa campos relacionados en formularios?</text:p>
        <text:p text:style-name="P5">&lt;fieldset&gt;&lt;group&gt;&lt;section&gt;</text:p>
        <text:p text:style-name="P8">Ver explicación</text:p>
        <text:p text:style-name="P8">agrupa controles y mejora accesibilidad y organización visual.</text:p>
        <text:p text:style-name="P9"><text:span text:style-name="Source_20_Text"><text:span text:style-name="T2">&lt;fieldset&gt;</text:span></text:span></text:p>
        <text:p text:style-name="P10"><text:span text:style-name="Source_20_Text"><text:span text:style-name="T3"><text:s text:c="2"/></text:span></text:span><text:span text:style-name="Source_20_Text"><text:span text:style-name="T2">&lt;legend&gt;Datos de envío&lt;/legend&gt;</text:span></text:span></text:p>
        <text:p text:style-name="P10"><text:span text:style-name="Source_20_Text"><text:span text:style-name="T3"><text:s text:c="2"/></text:span></text:span><text:span text:style-name="Source_20_Text"><text:span text:style-name="T2">&lt;label for="cp"&gt;CP&lt;/label&gt;</text:span></text:span></text:p>
        <text:p text:style-name="P10"><text:span text:style-name="Source_20_Text"><text:span text:style-name="T3"><text:s text:c="2"/></text:span></text:span><text:span text:style-name="Source_20_Text"><text:span text:style-name="T2">&lt;input id="cp" type="text"&gt;</text:span></text:span></text:p>
        <text:p text:style-name="P10"><text:span text:style-name="Source_20_Text"><text:span text:style-name="T2">&lt;/fieldset&gt;</text:span></text:span></text:p>
        <text:p text:style-name="P11">6. ¿Qué meta mejora la visualización en móviles?</text:p>
        <text:p text:style-name="P5">&lt;meta name="viewport" content="width=device-width, initial-scale=1"&gt;&lt;meta mobile&gt;&lt;meta responsive&gt;</text:p>
        <text:p text:style-name="P8">Ver explicación</text:p>
        <text:p text:style-name="P8">Controla el ancho lógico (igual al del dispositivo) y el zoom inicial para un render responsive correcto.</text:p>
        <text:p text:style-name="P9"><text:span text:style-name="Source_20_Text"><text:span text:style-name="T2">&lt;meta name="viewport" content="width=device-width, initial-scale=1"&gt;</text:span></text:span></text:p>
        <text:p text:style-name="P11">7. ¿Cuál NO es una etiqueta semántica?</text:p>
        <text:p text:style-name="P5">&lt;div&gt;&lt;header&gt;&lt;article&gt;</text:p>
        <text:p text:style-name="P8">Ver explicación</text:p>
        <text:p text:style-name="P8">es contenedor genérico sin significado semántico. Úsalo para agrupar cuando no encaje otra etiqueta semántica.</text:p>
        <text:p text:style-name="P9"><text:span text:style-name="Source_20_Text"><text:span text:style-name="T2">&lt;div class="bloque-visual"&gt;...&lt;/div&gt;</text:span></text:span></text:p>
        <text:p text:style-name="P11">8. ¿Qué atributo asocia &lt;label&gt; con un control?</text:p>
        <text:p text:style-name="P5">fornameidref</text:p>
        <text:p text:style-name="P8">Ver explicación</text:p>
        <text:p text:style-name="P8"><text:soft-page-break/>El for del debe coincidir con el id del control para que el clic al texto active el campo.</text:p>
        <text:p text:style-name="P9"><text:span text:style-name="Source_20_Text"><text:span text:style-name="T2">&lt;label for="email"&gt;Email&lt;/label&gt;</text:span></text:span></text:p>
        <text:p text:style-name="P10"><text:span text:style-name="Source_20_Text"><text:span text:style-name="T2">&lt;input id="email" type="email"&gt;</text:span></text:span></text:p>
        <text:p text:style-name="P11">9. ¿Qué etiqueta se usa para listas ordenadas?</text:p>
        <text:p text:style-name="P5">&lt;ol&gt;&lt;ul&gt;&lt;dl&gt;</text:p>
        <text:p text:style-name="P8">Ver explicación</text:p>
        <text:list text:style-name="L4">
          <text:list-header>
            <text:p text:style-name="P14">numeradas,</text:p>
            <text:list>
              <text:list-header>
                <text:p text:style-name="P14">con viñetas,</text:p>
                <text:p text:style-name="P14">definiciones (pares</text:p>
                <text:p text:style-name="P15">/</text:p>
                <text:p text:style-name="P16">).</text:p>
                <text:p text:style-name="P17"><text:span text:style-name="Source_20_Text"><text:span text:style-name="T2">&lt;ol&gt;</text:span></text:span></text:p>
                <text:p text:style-name="P17"><text:span text:style-name="Source_20_Text"><text:span text:style-name="T3"><text:s text:c="2"/></text:span></text:span><text:span text:style-name="Source_20_Text"><text:span text:style-name="T2">&lt;li&gt;Uno&lt;/li&gt;&lt;li&gt;Dos&lt;/li&gt;</text:span></text:span></text:p>
                <text:p text:style-name="P17"><text:span text:style-name="Source_20_Text"><text:span text:style-name="T2">&lt;/ol&gt;</text:span></text:span></text:p>
              </text:list-header>
            </text:list>
          </text:list-header>
        </text:list>
        <text:p text:style-name="P11">10. ¿Qué atributo define la URL de un enlace?</text:p>
        <text:p text:style-name="P5">hrefsrcaction</text:p>
        <text:p text:style-name="P8">Ver explicación</text:p>
        <text:p text:style-name="P8">En , href apunta al destino. src es para recursos (img, script...), action en formularios.</text:p>
        <text:p text:style-name="P9"><text:span text:style-name="Source_20_Text"><text:span text:style-name="T2">&lt;a href="https://example.com"&gt;Ir&lt;/a&gt;</text:span></text:span></text:p>
        <text:p text:style-name="P11">11. ¿Qué etiqueta es adecuada para un bloque de código?</text:p>
        <text:p text:style-name="P5">&lt;pre&gt;&lt;code&gt;&lt;kbd&gt;&lt;samp&gt;</text:p>
        <text:p text:style-name="P8">Ver explicación</text:p>
        <text:p text:style-name="P9"><text:span text:style-name="T3"><text:s/>preserva espacios y saltos; </text:span><text:span text:style-name="Source_20_Text"><text:span text:style-name="T3"><text:s/></text:span></text:span><text:span text:style-name="Source_20_Text"><text:span text:style-name="T2">marca fragmentos de código.</text:span></text:span></text:p>
        <text:p text:style-name="P9"><text:span text:style-name="Source_20_Text"><text:span text:style-name="T2">&lt;pre&gt;&lt;code&gt;button{ padding:.5rem; }&lt;/code&gt;&lt;/pre&gt;</text:span></text:span></text:p>
        <text:p text:style-name="P11">12. ¿Qué atributo hace que un input sea obligatorio?</text:p>
        <text:p text:style-name="P5">requiredmustmandatory</text:p>
        <text:p text:style-name="P8">Ver explicación</text:p>
        <text:p text:style-name="P8">La validación nativa impide enviar el formulario si el campo requerido está vacío.</text:p>
        <text:p text:style-name="P9"><text:span text:style-name="Source_20_Text"><text:span text:style-name="T2">&lt;input type="email" required&gt;</text:span></text:span></text:p>
        <text:p text:style-name="P11">13. ¿Qué propiedad hace que width incluya borde y padding?</text:p>
        <text:p text:style-name="P5">box-sizing: border-boxdisplay: inline-blockoverflow: hidden</text:p>
        <text:p text:style-name="P8"><text:soft-page-break/>Ver explicación</text:p>
        <text:p text:style-name="P8">border-box simplifica layouts: el ancho declarado incluye padding y borde (evita cálculos).</text:p>
        <text:p text:style-name="P9"><text:span text:style-name="Source_20_Text"><text:span text:style-name="T2">*{ box-sizing:border-box }</text:span></text:span></text:p>
        <text:p text:style-name="P11">14. ¿Qué selector aplica a elementos con clase 'card' dentro de '.grid'?</text:p>
        <text:p text:style-name="P5">.grid .card.grid &gt; .card.card .grid</text:p>
        <text:p text:style-name="P8">Ver explicación</text:p>
        <text:p text:style-name="P8">El selector de descendiente selecciona cualquier .card anidada en .grid (sin importar profundidad).</text:p>
        <text:p text:style-name="P9"><text:span text:style-name="Source_20_Text"><text:span text:style-name="T2">.grid .card{ border:1px solid #ddd }</text:span></text:span></text:p>
        <text:p text:style-name="P11">15. ¿Cómo se declara una variable CSS?</text:p>
        <text:p text:style-name="P5">:root{--color: #333}var(--color) = #333$color: #333</text:p>
        <text:p text:style-name="P8">Ver explicación</text:p>
        <text:p text:style-name="P8">Se definen con prefijo -- y se consumen con var(--nombre).</text:p>
        <text:p text:style-name="P9"><text:span text:style-name="Source_20_Text"><text:span text:style-name="T2">:root{ --color-base:#e010a8 }</text:span></text:span></text:p>
        <text:p text:style-name="P10"><text:span text:style-name="Source_20_Text"><text:span text:style-name="T2">h1{ color: var(--color-base) }</text:span></text:span></text:p>
        <text:p text:style-name="P11">16. ¿Qué unidad es relativa a la fuente del elemento raíz?</text:p>
        <text:p text:style-name="P5">rememvh</text:p>
        <text:p text:style-name="P8">Ver explicación</text:p>
        <text:p text:style-name="P8">1rem = tamaño de fuente en :root (suele ser 16px). em depende del elemento actual.</text:p>
        <text:p text:style-name="P9"><text:span text:style-name="Source_20_Text"><text:span text:style-name="T2">html{ font-size:16px } .title{ font-size:1.5rem }</text:span></text:span></text:p>
        <text:p text:style-name="P11">17. ¿Qué propiedad controla el espacio externo?</text:p>
        <text:p text:style-name="P5">marginpaddinggap</text:p>
        <text:p text:style-name="P8">Ver explicación</text:p>
        <text:p text:style-name="P8">margin es el espacio hacia fuera del borde; padding hacia dentro; gap separa ítems en flex/grid.</text:p>
        <text:p text:style-name="P9"><text:span text:style-name="Source_20_Text"><text:span text:style-name="T2">.box{ margin:1rem; padding:.5rem }</text:span></text:span></text:p>
        <text:p text:style-name="P11">18. ¿Cómo centrar horizontalmente un bloque con ancho fijo?</text:p>
        <text:p text:style-name="P5">margin: 0 autotext-align:centerjustify-self:center</text:p>
        <text:p text:style-name="P8">Ver explicación</text:p>
        <text:p text:style-name="P8">Con display:block y un width definido, margin auto centra horizontalmente.</text:p>
        <text:p text:style-name="P9"><text:span text:style-name="Source_20_Text"><text:span text:style-name="T2">.card{ width:320px; margin:0 auto }</text:span></text:span></text:p>
        <text:p text:style-name="P11">19. ¿Qué hace 'position: sticky'?</text:p>
        <text:p text:style-name="P5">Se pega en un umbral al hacer scrollFija el elemento a la ventanaLo posiciona relativo al ancestro posicionado</text:p>
        <text:p text:style-name="P8"><text:soft-page-break/>Ver explicación</text:p>
        <text:p text:style-name="P8">Funciona como relative hasta alcanzar top/left especificado, luego queda “pegado”.</text:p>
        <text:p text:style-name="P9"><text:span text:style-name="Source_20_Text"><text:span text:style-name="T2">.barra{ position:sticky; top:0 }</text:span></text:span></text:p>
        <text:p text:style-name="P11">20. ¿Qué etiqueta enlaza una hoja de estilos externa en HTML?</text:p>
        <text:p text:style-name="P5">&lt;link rel='stylesheet' href='estilos.css'&gt;&lt;style src='estilos.css'&gt;&lt;css-link href='estilos.css'&gt;</text:p>
        <text:p text:style-name="P8">Ver explicación</text:p>
        <text:p text:style-name="P8">con rel='stylesheet' y href apunta a la hoja CSS externa.</text:p>
        <text:p text:style-name="P11">21. ¿Qué atributo envía una pista visible dentro del campo?</text:p>
        <text:p text:style-name="P5">placeholdertitlevalue</text:p>
        <text:p text:style-name="P8">Ver explicación</text:p>
        <text:p text:style-name="P8">Úsalo como ayuda breve, no como etiqueta; puede desaparecer al escribir.</text:p>
        <text:p text:style-name="P9"><text:span text:style-name="Source_20_Text"><text:span text:style-name="T2">&lt;input placeholder="tu@correo.com"&gt;</text:span></text:span></text:p>
        <text:p text:style-name="P11">22. ¿Qué tipo de input valida correos?</text:p>
        <text:p text:style-name="P5">type='email'type='text'type='mail'</text:p>
        <text:p text:style-name="P8">Ver explicación</text:p>
        <text:p text:style-name="P8">Incluye teclado adaptado en móviles y validación básica de formato.</text:p>
        <text:p text:style-name="P9"><text:span text:style-name="Source_20_Text"><text:span text:style-name="T2">&lt;input type="email" required&gt;</text:span></text:span></text:p>
        <text:p text:style-name="P11">23. ¿Cómo exigir ≥8 chars, 1 mayúscula y 1 dígito?</text:p>
        <text:p text:style-name="P5">pattern='(?=.*[A-Z])(?=.*\d).{8,}'minlength='8'pattern='[A-Z0-9]{8,}'</text:p>
        <text:p text:style-name="P8">Ver explicación</text:p>
        <text:p text:style-name="P8">Lookaheads verifican presencia sin restringir el resto de caracteres.</text:p>
        <text:p text:style-name="P9"><text:span text:style-name="Source_20_Text"><text:span text:style-name="T2">&lt;input type="password" pattern="(?=.*[A-Z])(?=.*\d).{8,}"&gt;</text:span></text:span></text:p>
        <text:p text:style-name="P11">24. ¿Qué agrupa opciones mutuamente excluyentes?</text:p>
        <text:p text:style-name="P5">input radio con mismo namecheckbox con id distintoselect multiple</text:p>
        <text:p text:style-name="P8">Ver explicación</text:p>
        <text:p text:style-name="P8">Mismo name en radios → solo una opción puede estar activa.</text:p>
        <text:p text:style-name="P9"><text:span text:style-name="Source_20_Text"><text:span text:style-name="T2">&lt;input type="radio" name="pago"&gt; Tarjeta</text:span></text:span></text:p>
        <text:p text:style-name="P11">25. ¿Qué atributo define la URL de envío del formulario?</text:p>
        <text:p text:style-name="P5">actionmethodenctype</text:p>
        <text:p text:style-name="P8">Ver explicación</text:p>
        <text:p text:style-name="P8">action apunta al endpoint; method suele ser POST o GET.</text:p>
        <text:p text:style-name="P9"><text:soft-page-break/><text:span text:style-name="Source_20_Text"><text:span text:style-name="T2">&lt;form action="/enviar" method="post"&gt;...&lt;/form&gt;</text:span></text:span></text:p>
        <text:p text:style-name="P11">26. ¿Qué atributo limita valores numéricos por saltos?</text:p>
        <text:p text:style-name="P5">stepminlengthsize</text:p>
        <text:p text:style-name="P8">Ver explicación</text:p>
        <text:p text:style-name="P8">En inputs numéricos o range, define el incremento.</text:p>
        <text:p text:style-name="P9"><text:span text:style-name="Source_20_Text"><text:span text:style-name="T2">&lt;input type="number" min="0" step="5"&gt;</text:span></text:span></text:p>
        <text:p text:style-name="P11">27. ¿Cuál es el eje principal por defecto en flexbox?</text:p>
        <text:p text:style-name="P5">Horizontal (row)Vertical (column)Depende del wrap</text:p>
        <text:p text:style-name="P8">Ver explicación</text:p>
        <text:p text:style-name="P8">flex-direction: row por defecto → eje X principal.</text:p>
        <text:p text:style-name="P9"><text:span text:style-name="Source_20_Text"><text:span text:style-name="T2">.c{ display:flex } /* row por defecto */</text:span></text:span></text:p>
        <text:p text:style-name="P11">28. ¿Qué propiedad distribuye espacio libre en eje principal?</text:p>
        <text:p text:style-name="P5">justify-contentalign-itemsalign-content</text:p>
        <text:p text:style-name="P8">Ver explicación</text:p>
        <text:p text:style-name="P8">Alinea y distribuye los items a lo largo del eje principal.</text:p>
        <text:p text:style-name="P9"><text:span text:style-name="Source_20_Text"><text:span text:style-name="T2">.c{ display:flex; justify-content:space-between }</text:span></text:span></text:p>
        <text:p text:style-name="P11">29. ¿Qué propiedad alinea items en el eje transversal?</text:p>
        <text:p text:style-name="P5">align-itemsjustify-itemsplace-content</text:p>
        <text:p text:style-name="P8">Ver explicación</text:p>
        <text:p text:style-name="P8">Alineación perpendicular al eje principal (ej. vertical si row).</text:p>
        <text:p text:style-name="P9"><text:span text:style-name="Source_20_Text"><text:span text:style-name="T2">.c{ display:flex; align-items:center }</text:span></text:span></text:p>
        <text:p text:style-name="P11">30. ¿Cómo haces que un item crezca para ocupar espacio libre?</text:p>
        <text:p text:style-name="P5">flex-grow:1flex-basis:autoorder:-1</text:p>
        <text:p text:style-name="P8">Ver explicación</text:p>
        <text:p text:style-name="P8">Un grow mayor hace que ese item reciba más espacio libre relativo a los demás.</text:p>
        <text:p text:style-name="P9"><text:span text:style-name="Source_20_Text"><text:span text:style-name="T2">.item--expansible{ flex-grow:1 }</text:span></text:span></text:p>
        <text:p text:style-name="P11">31. ¿Qué hace 'flex-wrap: wrap'?</text:p>
        <text:p text:style-name="P5">Permite saltar de líneaEstira los ítems verticalmenteBloquea el crecimiento</text:p>
        <text:p text:style-name="P8">Ver explicación</text:p>
        <text:p text:style-name="P8">Si no caben, pasan a la siguiente línea/columna.</text:p>
        <text:p text:style-name="P9"><text:span text:style-name="Source_20_Text"><text:span text:style-name="T2">.c{ display:flex; flex-wrap:wrap; gap:1rem }</text:span></text:span></text:p>
        <text:p text:style-name="P11">32. ¿Para centrar completamente con flex?</text:p>
        <text:p text:style-name="P5"><text:soft-page-break/>display:flex; justify-content:center; align-items:center;text-align:center; margin:auto;place-items:center;</text:p>
        <text:p text:style-name="P8">Ver explicación</text:p>
        <text:p text:style-name="P8">Justify + align en contenedor flex centran en ambos ejes.</text:p>
        <text:p text:style-name="P9"><text:span text:style-name="Source_20_Text"><text:span text:style-name="T2">.c{ display:flex; justify-content:center; align-items:center }</text:span></text:span></text:p>
        <text:p text:style-name="P11">33. ¿Cuántas dimensiones controla CSS Grid?</text:p>
        <text:p text:style-name="P5">Dos: filas y columnasUna: principalTres</text:p>
        <text:p text:style-name="P8">Ver explicación</text:p>
        <text:p text:style-name="P8">Grid es bidimensional; Flexbox maneja una dimensión.</text:p>
        <text:p text:style-name="P9"><text:span text:style-name="Source_20_Text"><text:span text:style-name="T2">.g{ display:grid; grid-template-columns:1fr 1fr }</text:span></text:span></text:p>
        <text:p text:style-name="P11">34. ¿Qué crea una grilla de 3 columnas iguales?</text:p>
        <text:p text:style-name="P5">grid-template-columns: repeat(3, 1fr);grid-columns: 3;grid: 3fr;</text:p>
        <text:p text:style-name="P8">Ver explicación</text:p>
        <text:p text:style-name="P8">repeat(3,1fr) es la forma más concisa.</text:p>
        <text:p text:style-name="P9"><text:span text:style-name="Source_20_Text"><text:span text:style-name="T2">.g{ grid-template-columns: repeat(3,1fr) }</text:span></text:span></text:p>
        <text:p text:style-name="P11">35. ¿Cómo se define el alto automático de filas según contenido?</text:p>
        <text:p text:style-name="P5">grid-auto-rows: auto;grid-template-rows: fixed;rows: auto;</text:p>
        <text:p text:style-name="P8">Ver explicación</text:p>
        <text:p text:style-name="P8">Controla el tamaño de filas que el grid genera automáticamente.</text:p>
        <text:p text:style-name="P9"><text:span text:style-name="Source_20_Text"><text:span text:style-name="T2">.g{ grid-auto-rows:auto }</text:span></text:span></text:p>
        <text:p text:style-name="P11">36. ¿Qué propiedad coloca elementos por nombres de área?</text:p>
        <text:p text:style-name="P5">grid-template-areasgrid-area-namesgrid-areas</text:p>
        <text:p text:style-name="P8">Ver explicación</text:p>
        <text:p text:style-name="P8">Declara el mapa con comillas; luego cada ítem usa grid-area con el nombre.</text:p>
        <text:p text:style-name="P9"><text:span text:style-name="Source_20_Text"><text:span text:style-name="T2">.g{ grid-template-areas:</text:span></text:span></text:p>
        <text:p text:style-name="P10"><text:span text:style-name="Source_20_Text"><text:span text:style-name="T3"><text:s text:c="2"/></text:span></text:span><text:span text:style-name="Source_20_Text"><text:span text:style-name="T2">"header header"</text:span></text:span></text:p>
        <text:p text:style-name="P10"><text:span text:style-name="Source_20_Text"><text:span text:style-name="T3"><text:s text:c="2"/></text:span></text:span><text:span text:style-name="Source_20_Text"><text:span text:style-name="T2">"aside <text:s/>main"</text:span></text:span></text:p>
        <text:p text:style-name="P10"><text:span text:style-name="Source_20_Text"><text:span text:style-name="T3"><text:s text:c="2"/></text:span></text:span><text:span text:style-name="Source_20_Text"><text:span text:style-name="T2">"footer footer"; }</text:span></text:span></text:p>
        <text:p text:style-name="P11">37. ¿Qué propiedad separa filas/columnas en grid?</text:p>
        <text:p text:style-name="P5">gap (row-gap/column-gap)margin-betweenspace-grid</text:p>
        <text:p text:style-name="P8">Ver explicación</text:p>
        <text:p text:style-name="P8">gap es la forma moderna (vale para flex y grid).</text:p>
        <text:p text:style-name="P9"><text:soft-page-break/><text:span text:style-name="Source_20_Text"><text:span text:style-name="T2">.g{ display:grid; gap:1rem }</text:span></text:span></text:p>
        <text:p text:style-name="P11">38. ¿Layout responsive de tarjetas sin media queries?</text:p>
        <text:p text:style-name="P5">grid-template-columns: repeat(auto-fit, minmax(220px, 1fr));display:block; width:33%;float:left; width:33%;</text:p>
        <text:p text:style-name="P8">Ver explicación</text:p>
        <text:p text:style-name="P8">auto-fit + minmax colapsa/expande columnas según espacio disponible.</text:p>
        <text:p text:style-name="P9"><text:span text:style-name="Source_20_Text"><text:span text:style-name="T2">.g{ grid-template-columns: repeat(auto-fit, minmax(220px, 1fr)) }</text:span></text:span></text:p>
        <text:p text:style-name="P11">39. ¿Qué CDN mínimo se usa para estilos de Bootstrap 5?</text:p>
        <text:p text:style-name="P5">&lt;link href='https://cdn.jsdelivr.net/npm/bootstrap@5/dist/css/bootstrap.min.css' rel='stylesheet'&gt;&lt;script src='bootstrap.js'&gt;&lt;link href='bootstrap.css'&gt; sin versión</text:p>
        <text:p text:style-name="P8">Ver explicación</text:p>
        <text:p text:style-name="P8">Usa la URL oficial versionada desde un CDN (jsDelivr/UNPKG).</text:p>
        <text:p text:style-name="P9"><text:span text:style-name="Source_20_Text"><text:span text:style-name="T2">&lt;link href="https://cdn.jsdelivr.net/npm/bootstrap@5/dist/css/bootstrap.min.css" rel="stylesheet"&gt;</text:span></text:span></text:p>
        <text:p text:style-name="P11">40. ¿Cuántas columnas tiene el grid de Bootstrap?</text:p>
        <text:p text:style-name="P5">12816</text:p>
        <text:p text:style-name="P8">Ver explicación</text:p>
        <text:p text:style-name="P8">El sistema de rejilla es de 12 columnas.</text:p>
        <text:p text:style-name="P9"><text:span text:style-name="Source_20_Text"><text:span text:style-name="T2">&lt;div class="row"&gt;</text:span></text:span></text:p>
        <text:p text:style-name="P10"><text:span text:style-name="Source_20_Text"><text:span text:style-name="T3"><text:s text:c="2"/></text:span></text:span><text:span text:style-name="Source_20_Text"><text:span text:style-name="T2">&lt;div class="col-4"&gt;A&lt;/div&gt;&lt;div class="col-8"&gt;B&lt;/div&gt;</text:span></text:span></text:p>
        <text:p text:style-name="P10"><text:span text:style-name="Source_20_Text"><text:span text:style-name="T2">&lt;/div&gt;</text:span></text:span></text:p>
        <text:p text:style-name="P11">41. ¿Qué clase crea un contenedor centrado con padding horizontal?</text:p>
        <text:p text:style-name="P5">.container.row.col</text:p>
        <text:p text:style-name="P8">Ver explicación</text:p>
        <text:p text:style-name="P8">container es el envoltorio base. row agrupa columnas; col define columnas.</text:p>
        <text:p text:style-name="P9"><text:span text:style-name="Source_20_Text"><text:span text:style-name="T2">&lt;div class="container"&gt;...&lt;/div&gt;</text:span></text:span></text:p>
        <text:p text:style-name="P11">42. ¿Qué clase hace un botón primario?</text:p>
        <text:p text:style-name="P5">btn btn-primarybutton-primarybtn primary</text:p>
        <text:p text:style-name="P8">Ver explicación</text:p>
        <text:p text:style-name="P8">Siempre 'btn' + variante de color.</text:p>
        <text:p text:style-name="P9"><text:span text:style-name="Source_20_Text"><text:span text:style-name="T2">&lt;button class="btn btn-primary"&gt;Aceptar&lt;/button&gt;</text:span></text:span></text:p>
        <text:p text:style-name="P11">43. ¿Qué selector aplica a todos los párrafos?</text:p>
        <text:p text:style-name="P5">p*#p</text:p>
        <text:p text:style-name="P8"><text:soft-page-break/>Ver explicación</text:p>
        <text:p text:style-name="P8">El selector de tipo usa el nombre de la etiqueta.</text:p>
        <text:p text:style-name="P9"><text:span text:style-name="Source_20_Text"><text:span text:style-name="T2">p{ line-height:1.6 }</text:span></text:span></text:p>
        <text:p text:style-name="P11">44. ¿Qué selector selecciona por id='hero'?</text:p>
        <text:p text:style-name="P5">#hero.herohero</text:p>
        <text:p text:style-name="P8">Ver explicación</text:p>
        <text:p text:style-name="P8">El símbolo # selecciona por id (único por documento).</text:p>
        <text:p text:style-name="P9"><text:span text:style-name="Source_20_Text"><text:span text:style-name="T2">#hero{ background:#f0f0f0 }</text:span></text:span></text:p>
        <text:p text:style-name="P11">45. ¿Qué selector selecciona por clase='card'?</text:p>
        <text:p text:style-name="P5">.card#cardcard[]</text:p>
        <text:p text:style-name="P8">Ver explicación</text:p>
        <text:p text:style-name="P8">El punto selecciona por clase; puede haber múltiples elementos con esa clase.</text:p>
        <text:p text:style-name="P9"><text:span text:style-name="Source_20_Text"><text:span text:style-name="T2">.card{ border-radius:8px }</text:span></text:span></text:p>
        <text:p text:style-name="P11">46. ¿Qué pseudo-clase aplica al pasar el ratón?</text:p>
        <text:p text:style-name="P5">:hover:active:focus-within</text:p>
        <text:p text:style-name="P8">Ver explicación</text:p>
        <text:p text:style-name="P8">hover se activa al colocar el cursor sobre el elemento.</text:p>
        <text:p text:style-name="P9"><text:span text:style-name="Source_20_Text"><text:span text:style-name="T2">a:hover{ text-decoration:underline }</text:span></text:span></text:p>
        <text:p text:style-name="P11">47. ¿Cómo defines 2 columnas iguales con grid-template?</text:p>
        <text:p text:style-name="P5">grid-template-columns: repeat(2, 1fr);grid-template: 2 / 1fr;columns: 2fr</text:p>
        <text:p text:style-name="P8">Ver explicación</text:p>
        <text:p text:style-name="P8">repeat(2,1fr) crea dos columnas fraccionadas del mismo tamaño.</text:p>
        <text:p text:style-name="P9"><text:span text:style-name="Source_20_Text"><text:span text:style-name="T2">.g{ display:grid; grid-template-columns: repeat(2,1fr); gap:1rem }</text:span></text:span></text:p>
        <text:p text:style-name="P11">48. En grid-template-areas, ¿cómo nombras el área principal 'main' a lo ancho?</text:p>
        <text:p text:style-name="P5">"main main""main" "main""main-main"</text:p>
        <text:p text:style-name="P8">Ver explicación</text:p>
        <text:p text:style-name="P8">Cada línea entre comillas representa una fila; repetir el nombre extiende el área en columnas.</text:p>
        <text:p text:style-name="P9"><text:span text:style-name="Source_20_Text"><text:span text:style-name="T2">grid-template-areas:</text:span></text:span></text:p>
        <text:p text:style-name="P10"><text:span text:style-name="Source_20_Text"><text:span text:style-name="T3"><text:s text:c="2"/></text:span></text:span><text:span text:style-name="Source_20_Text"><text:span text:style-name="T2">"main main"</text:span></text:span></text:p>
        <text:p text:style-name="P10"><text:span text:style-name="Source_20_Text"><text:span text:style-name="T3"><text:s text:c="2"/></text:span></text:span><text:span text:style-name="Source_20_Text"><text:span text:style-name="T2">"main main";</text:span></text:span></text:p>
      </text:section>
      <text:p text:style-name="P18">CorregirReiniciar</text:p>
      <text:section text:style-name="Sect1" text:name="score">
        <text:p text:style-name="P19"><text:soft-page-break/>Resultado: 48/48 correctas · 0 sin responder</text:p>
      </text:section>
      <text:p text:style-name="P20">Hecho con HTML, CSS y un poco de JavaScript ✨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'Segoe UI', Roboto, Ubuntu, Cantarell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9:27:05.429899400</meta:creation-date>
    <dc:date>2025-09-24T09:33:11.717325900</dc:date>
    <meta:editing-duration>PT6M5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0" meta:paragraph-count="279" meta:word-count="1500" meta:character-count="11336" meta:non-whitespace-character-count="10108"/>
  </office:meta>
</office:document-meta>
</file>